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SRR-2023">
            <text:p>SRR-2023</text:p>
          </table:table-cell>
          <table:table-cell office:value-type="float" office:value="52.18">
            <text:p>52.18</text:p>
          </table:table-cell>
          <table:table-cell office:value-type="float" office:value="-6.37">
            <text:p>-6.37</text:p>
          </table:table-cell>
          <table:table-cell office:value-type="float" office:value="2310.0">
            <text:p>2310.0</text:p>
          </table:table-cell>
          <table:table-cell office:value-type="float" office:value="60.0">
            <text:p>60.0</text:p>
          </table:table-cell>
          <table:table-cell office:value-type="string" office:value="soils">
            <text:p>so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67">
            <text:p>0.67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Maloney1985,ShennanEtal2018">
            <text:p>Maloney1985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SRR-2309">
            <text:p>SRR-2309</text:p>
          </table:table-cell>
          <table:table-cell office:value-type="float" office:value="52.18">
            <text:p>52.18</text:p>
          </table:table-cell>
          <table:table-cell office:value-type="float" office:value="-6.37">
            <text:p>-6.37</text:p>
          </table:table-cell>
          <table:table-cell office:value-type="float" office:value="3470.0">
            <text:p>3470.0</text:p>
          </table:table-cell>
          <table:table-cell office:value-type="float" office:value="80.0">
            <text:p>8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55">
            <text:p>-1.5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Maloney1985,ShennanEtal2018">
            <text:p>Maloney1985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UB-2429">
            <text:p>UB-2429</text:p>
          </table:table-cell>
          <table:table-cell office:value-type="float" office:value="52.19">
            <text:p>52.19</text:p>
          </table:table-cell>
          <table:table-cell office:value-type="float" office:value="-6.39">
            <text:p>-6.39</text:p>
          </table:table-cell>
          <table:table-cell office:value-type="float" office:value="4900.0">
            <text:p>4900.0</text:p>
          </table:table-cell>
          <table:table-cell office:value-type="float" office:value="85.0">
            <text:p>8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5">
            <text:p>-0.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CarterOrford1982,ShennanEtal2018">
            <text:p>CarterOrford1982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D-119">
            <text:p>D-119</text:p>
          </table:table-cell>
          <table:table-cell office:value-type="float" office:value="52.19">
            <text:p>52.19</text:p>
          </table:table-cell>
          <table:table-cell office:value-type="float" office:value="-6.83">
            <text:p>-6.83</text:p>
          </table:table-cell>
          <table:table-cell office:value-type="float" office:value="4030.0">
            <text:p>4030.0</text:p>
          </table:table-cell>
          <table:table-cell office:value-type="float" office:value="120.0">
            <text:p>1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1.08">
            <text:p>-1.08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Dresser1980,ShennanEtal2018">
            <text:p>Dresser1980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880">
            <text:p>Q-2880</text:p>
          </table:table-cell>
          <table:table-cell office:value-type="float" office:value="52.52">
            <text:p>52.52</text:p>
          </table:table-cell>
          <table:table-cell office:value-type="float" office:value="-6.23">
            <text:p>-6.23</text:p>
          </table:table-cell>
          <table:table-cell office:value-type="float" office:value="5290.0">
            <text:p>529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">
            <text:p>-3.7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766">
            <text:p>Q-2766</text:p>
          </table:table-cell>
          <table:table-cell office:value-type="float" office:value="52.36">
            <text:p>52.36</text:p>
          </table:table-cell>
          <table:table-cell office:value-type="float" office:value="-6.38">
            <text:p>-6.38</text:p>
          </table:table-cell>
          <table:table-cell office:value-type="float" office:value="5290.0">
            <text:p>529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1">
            <text:p>-3.61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870">
            <text:p>Q-2870</text:p>
          </table:table-cell>
          <table:table-cell office:value-type="float" office:value="52.36">
            <text:p>52.36</text:p>
          </table:table-cell>
          <table:table-cell office:value-type="float" office:value="-6.4">
            <text:p>-6.4</text:p>
          </table:table-cell>
          <table:table-cell office:value-type="float" office:value="6010.0">
            <text:p>6010.0</text:p>
          </table:table-cell>
          <table:table-cell office:value-type="float" office:value="50.0">
            <text:p>5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8">
            <text:p>-5.8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772">
            <text:p>Q-2772</text:p>
          </table:table-cell>
          <table:table-cell office:value-type="float" office:value="52.52">
            <text:p>52.52</text:p>
          </table:table-cell>
          <table:table-cell office:value-type="float" office:value="-6.23">
            <text:p>-6.23</text:p>
          </table:table-cell>
          <table:table-cell office:value-type="float" office:value="1980.0">
            <text:p>198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763">
            <text:p>Q-2763</text:p>
          </table:table-cell>
          <table:table-cell office:value-type="float" office:value="52.36">
            <text:p>52.36</text:p>
          </table:table-cell>
          <table:table-cell office:value-type="float" office:value="-6.42">
            <text:p>-6.42</text:p>
          </table:table-cell>
          <table:table-cell office:value-type="float" office:value="5150.0">
            <text:p>515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4">
            <text:p>-5.54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871">
            <text:p>Q-2871</text:p>
          </table:table-cell>
          <table:table-cell office:value-type="float" office:value="52.36">
            <text:p>52.36</text:p>
          </table:table-cell>
          <table:table-cell office:value-type="float" office:value="-6.4">
            <text:p>-6.4</text:p>
          </table:table-cell>
          <table:table-cell office:value-type="float" office:value="6130.0">
            <text:p>613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3">
            <text:p>-6.3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762">
            <text:p>Q-2762</text:p>
          </table:table-cell>
          <table:table-cell office:value-type="float" office:value="52.36">
            <text:p>52.36</text:p>
          </table:table-cell>
          <table:table-cell office:value-type="float" office:value="-6.42">
            <text:p>-6.42</text:p>
          </table:table-cell>
          <table:table-cell office:value-type="float" office:value="5225.0">
            <text:p>5225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3">
            <text:p>-3.13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761">
            <text:p>Q-2761</text:p>
          </table:table-cell>
          <table:table-cell office:value-type="float" office:value="52.36">
            <text:p>52.36</text:p>
          </table:table-cell>
          <table:table-cell office:value-type="float" office:value="-6.4">
            <text:p>-6.4</text:p>
          </table:table-cell>
          <table:table-cell office:value-type="float" office:value="5385.0">
            <text:p>538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7">
            <text:p>-3.77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I-7997">
            <text:p>I-7997</text:p>
          </table:table-cell>
          <table:table-cell office:value-type="float" office:value="52.2">
            <text:p>52.2</text:p>
          </table:table-cell>
          <table:table-cell office:value-type="float" office:value="-6.35">
            <text:p>-6.35</text:p>
          </table:table-cell>
          <table:table-cell office:value-type="float" office:value="4185.0">
            <text:p>4185.0</text:p>
          </table:table-cell>
          <table:table-cell office:value-type="float" office:value="100.0">
            <text:p>10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Mitchell1977,ShennanEtal2018">
            <text:p>Mitchell1977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866">
            <text:p>Q-2866</text:p>
          </table:table-cell>
          <table:table-cell office:value-type="float" office:value="52.36">
            <text:p>52.36</text:p>
          </table:table-cell>
          <table:table-cell office:value-type="float" office:value="-6.4">
            <text:p>-6.4</text:p>
          </table:table-cell>
          <table:table-cell office:value-type="float" office:value="5810.0">
            <text:p>5810.0</text:p>
          </table:table-cell>
          <table:table-cell office:value-type="float" office:value="70.0">
            <text:p>7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6">
            <text:p>-5.16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869">
            <text:p>Q-2869</text:p>
          </table:table-cell>
          <table:table-cell office:value-type="float" office:value="52.36">
            <text:p>52.36</text:p>
          </table:table-cell>
          <table:table-cell office:value-type="float" office:value="-6.4">
            <text:p>-6.4</text:p>
          </table:table-cell>
          <table:table-cell office:value-type="float" office:value="5925.0">
            <text:p>5925.0</text:p>
          </table:table-cell>
          <table:table-cell office:value-type="float" office:value="65.0">
            <text:p>65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5">
            <text:p>-5.35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867">
            <text:p>Q-2867</text:p>
          </table:table-cell>
          <table:table-cell office:value-type="float" office:value="52.36">
            <text:p>52.36</text:p>
          </table:table-cell>
          <table:table-cell office:value-type="float" office:value="-6.42">
            <text:p>-6.42</text:p>
          </table:table-cell>
          <table:table-cell office:value-type="float" office:value="6450.0">
            <text:p>6450.0</text:p>
          </table:table-cell>
          <table:table-cell office:value-type="float" office:value="100.0">
            <text:p>10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51">
            <text:p>-7.5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868">
            <text:p>Q-2868</text:p>
          </table:table-cell>
          <table:table-cell office:value-type="float" office:value="52.36">
            <text:p>52.36</text:p>
          </table:table-cell>
          <table:table-cell office:value-type="float" office:value="-6.4">
            <text:p>-6.4</text:p>
          </table:table-cell>
          <table:table-cell office:value-type="float" office:value="5835.0">
            <text:p>5835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5">
            <text:p>-5.05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